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fo:language="zxx" fo:country="none" fo:font-style="normal" officeooo:rsid="000d5f58" officeooo:paragraph-rsid="000d5f58" style:font-size-asian="12pt" style:language-asian="zxx" style:country-asian="none" style:font-style-asian="normal" style:font-size-complex="12pt" style:language-complex="zxx" style:country-complex="none" style:font-style-complex="normal"/>
    </style:style>
    <style:style style:name="P3" style:family="paragraph" style:parent-style-name="Text_20_body">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4" style:family="paragraph" style:parent-style-name="Text_20_body">
      <style:text-properties style:font-name="Calibri" fo:font-size="12pt" fo:language="zxx" fo:country="none" fo:font-style="normal" officeooo:rsid="00138833" officeooo:paragraph-rsid="00138833" style:font-size-asian="12pt" style:language-asian="zxx" style:country-asian="none" style:font-style-asian="normal" style:font-size-complex="12pt" style:language-complex="zxx" style:country-complex="none" style:font-style-complex="normal"/>
    </style:style>
    <style:style style:name="P5" style:family="paragraph" style:parent-style-name="Text_20_body">
      <style:text-properties style:font-name="Calibri" fo:font-size="12pt" fo:language="zxx" fo:country="none" fo:font-style="normal" officeooo:rsid="0016a1f5" officeooo:paragraph-rsid="0016a1f5" style:font-size-asian="12pt" style:language-asian="zxx" style:country-asian="none" style:font-style-asian="normal" style:font-size-complex="12pt" style:language-complex="zxx" style:country-complex="none" style:font-style-complex="normal"/>
    </style:style>
    <style:style style:name="P6" style:family="paragraph" style:parent-style-name="Text_20_body">
      <style:text-properties style:font-name="Calibri" fo:font-size="12pt" fo:language="zxx" fo:country="none" fo:font-style="normal" officeooo:rsid="0016e599" officeooo:paragraph-rsid="0016e599" style:font-size-asian="12pt" style:language-asian="zxx" style:country-asian="none" style:font-style-asian="normal" style:font-size-complex="12pt" style:language-complex="zxx" style:country-complex="none" style:font-style-complex="normal"/>
    </style:style>
    <style:style style:name="P7" style:family="paragraph" style:parent-style-name="Text_20_body">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8" style:family="paragraph" style:parent-style-name="Text_20_body">
      <style:text-properties style:font-name="Calibri" fo:font-size="12pt" fo:language="zxx" fo:country="none" fo:font-style="normal" fo:font-weight="normal" officeooo:paragraph-rsid="0015d6a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Text_20_body">
      <style:text-properties style:font-name="Calibri" fo:font-size="12pt" fo:font-style="normal" style:font-size-asian="12pt" style:font-style-asian="normal" style:font-size-complex="12pt" style:font-style-complex="normal"/>
    </style:style>
    <style:style style:name="P10" style:family="paragraph" style:parent-style-name="Text_20_body">
      <style:text-properties style:font-name="Calibri" fo:font-size="12pt" fo:font-style="normal" officeooo:rsid="000a1ef0" officeooo:paragraph-rsid="000a1ef0" style:font-size-asian="12pt" style:font-style-asian="normal" style:font-size-complex="12pt" style:font-style-complex="normal"/>
    </style:style>
    <style:style style:name="P11" style:family="paragraph" style:parent-style-name="Text_20_body">
      <style:text-properties style:font-name="Calibri" fo:font-size="12pt" fo:font-style="normal" officeooo:rsid="000ec2e5" officeooo:paragraph-rsid="000ec2e5" style:font-size-asian="12pt" style:font-style-asian="normal" style:font-size-complex="12pt" style:font-style-complex="normal"/>
    </style:style>
    <style:style style:name="P12"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Calibri" fo:font-size="12pt" officeooo:rsid="000d5f58" officeooo:paragraph-rsid="000d5f58" style:font-size-asian="12pt" style:font-size-complex="12pt"/>
    </style:style>
    <style:style style:name="P14" style:family="paragraph" style:parent-style-name="Text_20_body">
      <style:text-properties style:font-name="Calibri" officeooo:paragraph-rsid="000b184d"/>
    </style:style>
    <style:style style:name="P15" style:family="paragraph" style:parent-style-name="Text_20_body">
      <style:text-properties style:font-name="Calibri" officeooo:paragraph-rsid="000b49de"/>
    </style:style>
    <style:style style:name="P16" style:family="paragraph" style:parent-style-name="Text_20_body">
      <style:text-properties officeooo:paragraph-rsid="000c6f87"/>
    </style:style>
    <style:style style:name="P17" style:family="paragraph" style:parent-style-name="Text_20_body">
      <style:text-properties officeooo:paragraph-rsid="000c71e3"/>
    </style:style>
    <style:style style:name="P18" style:family="paragraph" style:parent-style-name="Text_20_body">
      <style:text-properties fo:color="#000080" style:font-name="Calibri" fo:font-size="12pt" fo:language="zxx" fo:country="none" fo:font-style="normal" style:text-underline-style="solid" style:text-underline-width="auto" style:text-underline-color="font-color" officeooo:rsid="0011e165" officeooo:paragraph-rsid="0011e165" style:font-size-asian="12pt" style:language-asian="zxx" style:country-asian="none" style:font-style-asian="normal" style:font-size-complex="12pt" style:language-complex="zxx" style:country-complex="none" style:font-style-complex="normal"/>
    </style:style>
    <style:style style:name="P19" style:family="paragraph" style:parent-style-name="Heading_20_2">
      <style:text-properties style:font-name="Calibri" fo:font-size="18pt" fo:font-style="normal" style:font-size-asian="18pt" style:font-style-asian="normal" style:font-size-complex="18pt" style:font-style-complex="normal"/>
    </style:style>
    <style:style style:name="P20" style:family="paragraph" style:parent-style-name="Heading_20_2">
      <style:text-properties style:font-name="Calibri" fo:font-size="18pt" fo:font-style="normal" officeooo:paragraph-rsid="0009c9cc" style:font-size-asian="18pt" style:font-style-asian="normal" style:font-size-complex="18pt" style:font-style-complex="normal"/>
    </style:style>
    <style:style style:name="P21" style:family="paragraph" style:parent-style-name="Heading_20_2">
      <style:text-properties style:font-name="Calibri"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Heading_20_2">
      <style:text-properties officeooo:paragraph-rsid="000a2afd"/>
    </style:style>
    <style:style style:name="P23" style:family="paragraph" style:parent-style-name="Heading_20_2">
      <style:paragraph-properties fo:break-before="page"/>
      <style:text-properties style:font-name="Calibri" fo:font-size="18pt" fo:font-style="normal" style:font-size-asian="18pt" style:font-style-asian="normal" style:font-size-complex="18pt" style:font-style-complex="normal"/>
    </style:style>
    <style:style style:name="P24" style:family="paragraph" style:parent-style-name="Heading_20_2">
      <style:paragraph-properties fo:break-before="page"/>
      <style:text-properties style:font-name="Calibri" fo:font-size="18pt" fo:language="zxx" fo:country="none" fo:font-style="normal" officeooo:paragraph-rsid="000b184d" style:font-size-asian="18pt" style:language-asian="zxx" style:country-asian="none" style:font-style-asian="normal" style:font-size-complex="18pt" style:language-complex="zxx" style:country-complex="none" style:font-style-complex="normal"/>
    </style:style>
    <style:style style:name="P25" style:family="paragraph" style:parent-style-name="Heading_20_1">
      <style:paragraph-properties fo:break-before="page"/>
      <style:text-properties style:font-name="Calibri" fo:font-size="20pt" style:font-size-asian="20pt" style:font-size-complex="20pt"/>
    </style:style>
    <style:style style:name="P26" style:family="paragraph" style:parent-style-name="Heading_20_1">
      <style:paragraph-properties fo:break-before="page"/>
      <style:text-properties style:font-name="Calibri" fo:font-size="20pt" fo:language="zxx" fo:country="non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27" style:family="paragraph" style:parent-style-name="Heading_20_1">
      <style:paragraph-properties fo:break-before="page"/>
      <style:text-properties style:font-name="Calibri" fo:font-size="20pt" fo:font-style="normal" fo:font-weight="bold" style:font-size-asian="20pt" style:font-style-asian="normal" style:font-weight-asian="bold" style:font-size-complex="20pt" style:font-style-complex="normal" style:font-weight-complex="bold"/>
    </style:style>
    <style:style style:name="P28" style:family="paragraph" style:parent-style-name="Text_20_body" style:list-style-name="L1">
      <style:text-properties style:font-name="Calibri" fo:font-size="12pt" fo:language="zxx" fo:country="none" fo:font-style="normal" officeooo:rsid="0009c9cc" officeooo:paragraph-rsid="0009c9cc" style:font-size-asian="12pt" style:language-asian="zxx" style:country-asian="none" style:font-style-asian="normal" style:font-size-complex="12pt" style:language-complex="zxx" style:country-complex="none" style:font-style-complex="normal"/>
    </style:style>
    <style:style style:name="P29" style:family="paragraph" style:parent-style-name="Text_20_body" style:list-style-name="L1">
      <style:text-properties style:font-name="Calibri" fo:font-size="12pt" fo:language="zxx" fo:country="none" fo:font-style="normal" officeooo:rsid="000b184d" officeooo:paragraph-rsid="000b184d" style:font-size-asian="12pt" style:language-asian="zxx" style:country-asian="none" style:font-style-asian="normal" style:font-size-complex="12pt" style:language-complex="zxx" style:country-complex="none" style:font-style-complex="normal"/>
    </style:style>
    <style:style style:name="P30" style:family="paragraph" style:parent-style-name="Text_20_body" style:list-style-name="L1">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31" style:family="paragraph" style:parent-style-name="Text_20_body" style:list-style-name="L2">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32" style:family="paragraph" style:parent-style-name="Text_20_body" style:list-style-name="L2">
      <style:text-properties style:font-name="Calibri" fo:font-size="12pt" fo:language="zxx" fo:country="none" fo:font-style="normal" officeooo:rsid="000a1ef0" officeooo:paragraph-rsid="000a1ef0" style:font-size-asian="12pt" style:language-asian="zxx" style:country-asian="none" style:font-style-asian="normal" style:font-size-complex="12pt" style:language-complex="zxx" style:country-complex="none" style:font-style-complex="normal"/>
    </style:style>
    <style:style style:name="P33" style:family="paragraph" style:parent-style-name="Text_20_body" style:list-style-name="L3">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34" style:family="paragraph" style:parent-style-name="Text_20_body" style:list-style-name="L4">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35" style:family="paragraph" style:parent-style-name="Text_20_body" style:list-style-name="L4">
      <style:text-properties style:font-name="Calibri" fo:font-size="12pt" fo:language="zxx" fo:country="none" fo:font-style="normal" officeooo:rsid="00102caa" officeooo:paragraph-rsid="00102caa" style:font-size-asian="12pt" style:language-asian="zxx" style:country-asian="none" style:font-style-asian="normal" style:font-size-complex="12pt" style:language-complex="zxx" style:country-complex="none" style:font-style-complex="normal"/>
    </style:style>
    <style:style style:name="P36" style:family="paragraph" style:parent-style-name="Text_20_body" style:list-style-name="L5">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7" style:family="paragraph" style:parent-style-name="Text_20_body">
      <style:text-properties style:font-name="Calibri" fo:font-size="12pt" fo:language="zxx" fo:country="none" fo:font-style="normal" fo:font-weight="normal" officeooo:rsid="001b117d" officeooo:paragraph-rsid="001b11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Text_20_body" style:list-style-name="L6">
      <style:paragraph-properties fo:text-align="start" style:justify-single-word="false"/>
      <style:text-properties style:font-name="Calibri" fo:font-size="12pt" fo:language="zxx" fo:country="none" fo:font-style="normal" fo:font-weight="normal" officeooo:rsid="001ccf87" officeooo:paragraph-rsid="001ccf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Text_20_body">
      <style:paragraph-properties fo:text-align="start" style:justify-single-word="false"/>
      <style:text-properties style:font-name="Calibri" fo:font-size="12pt" fo:language="zxx" fo:country="none" fo:font-style="normal" fo:font-weight="normal" officeooo:rsid="001ccf87" officeooo:paragraph-rsid="001ccf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Text_20_body" style:list-style-name="L5">
      <style:text-properties style:font-name="Calibri" fo:font-size="12pt" fo:font-style="normal" style:font-size-asian="12pt" style:font-style-asian="normal" style:font-size-complex="12pt" style:font-style-complex="normal"/>
    </style:style>
    <style:style style:name="P41" style:family="paragraph" style:parent-style-name="Text_20_body">
      <style:text-properties style:font-name="Calibri" fo:font-size="12pt" fo:font-style="normal" officeooo:rsid="00138833" officeooo:paragraph-rsid="002059c5" style:font-size-asian="12pt" style:font-style-asian="normal" style:font-size-complex="12pt" style:font-style-complex="normal"/>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Heading_20_3">
      <style:text-properties style:font-name="Calibri" fo:font-size="14pt" fo:font-style="normal" style:font-size-asian="14pt" style:font-style-asian="normal" style:font-size-complex="14pt" style:font-style-complex="normal"/>
    </style:style>
    <style:style style:name="P44" style:family="paragraph" style:parent-style-name="Heading_20_3">
      <style:text-properties style:font-name="Calibri" fo:font-size="14pt" fo:font-style="normal" officeooo:paragraph-rsid="0015d6a0" style:font-size-asian="14pt" style:font-style-asian="normal" style:font-size-complex="14pt" style:font-style-complex="normal"/>
    </style:style>
    <style:style style:name="P45" style:family="paragraph" style:parent-style-name="Heading_20_3">
      <style:paragraph-properties fo:margin-top="0.423cm" fo:margin-bottom="0.212cm" loext:contextual-spacing="false" fo:keep-with-next="always"/>
      <style:text-properties style:font-name="Calibri" fo:font-size="14pt" fo:language="zxx" fo:country="none" fo:font-style="normal" fo:font-weight="bold" style:font-name-asian="Andale Sans UI"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Calibri"/>
    </style:style>
    <style:style style:name="T2" style:family="text">
      <style:text-properties style:font-name="Calibri" fo:font-size="18pt" fo:font-style="normal" style:font-size-asian="18pt" style:font-style-asian="normal" style:font-size-complex="18pt" style:font-style-complex="normal"/>
    </style:style>
    <style:style style:name="T3" style:family="text">
      <style:text-properties style:font-name="Calibri" fo:font-size="18pt" fo:font-style="normal" officeooo:rsid="000a2afd" style:font-size-asian="18pt" style:font-style-asian="normal" style:font-size-complex="18pt" style:font-style-complex="normal"/>
    </style:style>
    <style:style style:name="T4" style:family="text">
      <style:text-properties style:font-name="Calibri" fo:font-size="12pt" fo:language="zxx" fo:country="none" fo:font-style="normal" officeooo:rsid="000a2afd" style:font-size-asian="12pt" style:language-asian="zxx" style:country-asian="none" style:font-style-asian="normal" style:font-size-complex="12pt" style:language-complex="zxx" style:country-complex="none" style:font-style-complex="normal"/>
    </style:style>
    <style:style style:name="T5" style:family="text">
      <style:text-properties style:font-name="Calibri" fo:font-size="12pt" fo:language="zxx" fo:country="none" fo:font-style="normal" officeooo:rsid="000b184d" style:font-size-asian="12pt" style:language-asian="zxx" style:country-asian="none" style:font-style-asian="normal" style:font-size-complex="12pt" style:language-complex="zxx" style:country-complex="none" style:font-style-complex="normal"/>
    </style:style>
    <style:style style:name="T6" style:family="text">
      <style:text-properties style:font-name="Calibri" fo:font-size="12pt" fo:language="zxx" fo:country="none" fo:font-style="normal" officeooo:rsid="000c71e3" style:font-size-asian="12pt" style:language-asian="zxx" style:country-asian="none" style:font-style-asian="normal" style:font-size-complex="12pt" style:language-complex="zxx" style:country-complex="none" style:font-style-complex="normal"/>
    </style:style>
    <style:style style:name="T7" style:family="text">
      <style:text-properties style:font-name="Calibri" fo:font-size="14pt" fo:font-style="normal" style:font-size-asian="14pt" style:font-style-asian="normal" style:font-size-complex="14pt" style:font-style-complex="normal"/>
    </style:style>
    <style:style style:name="T8" style:family="text">
      <style:text-properties style:font-name="Calibri" fo:font-size="14pt" fo:font-style="normal" officeooo:rsid="000d5f58" style:font-size-asian="14pt" style:font-style-asian="normal" style:font-size-complex="14pt" style:font-style-complex="normal"/>
    </style:style>
    <style:style style:name="T9" style:family="text">
      <style:text-properties style:font-name="Calibri" fo:font-size="14pt" fo:font-style="normal" officeooo:rsid="00138833" style:font-size-asian="14pt" style:font-style-asian="normal" style:font-size-complex="14pt" style:font-style-complex="normal"/>
    </style:style>
    <style:style style:name="T10" style:family="text">
      <style:text-properties style:font-name="Calibri" fo:font-size="14pt" fo:font-style="normal" officeooo:rsid="0015d6a0" style:font-size-asian="14pt" style:font-style-asian="normal" style:font-size-complex="14pt" style:font-style-complex="normal"/>
    </style:style>
    <style:style style:name="T11" style:family="text">
      <style:text-properties fo:font-weight="bold" style:font-weight-asian="bold" style:font-weight-complex="bold"/>
    </style:style>
    <style:style style:name="T12" style:family="text">
      <style:text-properties fo:font-weight="bold" officeooo:rsid="0009c9cc" style:font-weight-asian="bold" style:font-weight-complex="bold"/>
    </style:style>
    <style:style style:name="T13" style:family="text">
      <style:text-properties officeooo:rsid="000a1ef0"/>
    </style:style>
    <style:style style:name="T14" style:family="text">
      <style:text-properties officeooo:rsid="000a2afd"/>
    </style:style>
    <style:style style:name="T15" style:family="text">
      <style:text-properties officeooo:rsid="000b184d"/>
    </style:style>
    <style:style style:name="T16" style:family="text">
      <style:text-properties fo:color="#000080" fo:font-size="12pt" fo:language="zxx" fo:country="none" fo:font-style="normal" style:text-underline-style="solid" style:text-underline-width="auto" style:text-underline-color="font-color" officeooo:rsid="000a2afd" style:font-size-asian="12pt" style:language-asian="zxx" style:country-asian="none" style:font-style-asian="normal" style:font-size-complex="12pt" style:language-complex="zxx" style:country-complex="none" style:font-style-complex="normal"/>
    </style:style>
    <style:style style:name="T17" style:family="text">
      <style:text-properties fo:color="#000080" fo:font-size="12pt" fo:language="zxx" fo:country="none" fo:font-style="normal" style:text-underline-style="solid" style:text-underline-width="auto" style:text-underline-color="font-color" officeooo:rsid="000b49de" style:font-size-asian="12pt" style:language-asian="zxx" style:country-asian="none" style:font-style-asian="normal" style:font-size-complex="12pt" style:language-complex="zxx" style:country-complex="none" style:font-style-complex="normal"/>
    </style:style>
    <style:style style:name="T18" style:family="text">
      <style:text-properties officeooo:rsid="000c71e3"/>
    </style:style>
    <style:style style:name="T19" style:family="text">
      <style:text-properties officeooo:rsid="000d5f58"/>
    </style:style>
    <style:style style:name="T20" style:family="text">
      <style:text-properties officeooo:rsid="00102caa"/>
    </style:style>
    <style:style style:name="T21" style:family="text">
      <style:text-properties officeooo:rsid="00138833"/>
    </style:style>
    <style:style style:name="T22" style:family="text">
      <style:text-properties officeooo:rsid="00141283"/>
    </style:style>
    <style:style style:name="T23" style:family="text">
      <style:text-properties officeooo:rsid="00158702"/>
    </style:style>
    <style:style style:name="T24" style:family="text">
      <style:text-properties officeooo:rsid="0015d6a0"/>
    </style:style>
    <style:style style:name="T25" style:family="text">
      <style:text-properties officeooo:rsid="0019d4c0"/>
    </style:style>
    <style:style style:name="T26" style:family="text">
      <style:text-properties officeooo:rsid="001ccf87"/>
    </style:style>
    <style:style style:name="T27" style:family="text">
      <style:text-properties officeooo:rsid="001de3aa"/>
    </style:style>
    <style:style style:name="T28" style:family="text">
      <style:text-properties officeooo:rsid="002059c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2">1 Einleitung<text:tab/>2</text:p>
          <text:p text:style-name="P42">2 Frameworks<text:tab/>3</text:p>
          <text:p text:style-name="P46">2.1 Bootstrap<text:tab/>3</text:p>
          <text:p text:style-name="P47">2.1.1 Einleitung<text:tab/>3</text:p>
          <text:p text:style-name="P47">2.1.2 Eigenschaften<text:tab/>3</text:p>
          <text:p text:style-name="P47">2.1.3 Vorteile<text:tab/>3</text:p>
          <text:p text:style-name="P47">2.1.4 Nachteile<text:tab/>3</text:p>
          <text:p text:style-name="P47">2.1.5 Fazit<text:tab/>3</text:p>
          <text:p text:style-name="P46">2.2 Semantic UI<text:tab/>4</text:p>
          <text:p text:style-name="P47">2.2.1 Einleitung<text:tab/>4</text:p>
          <text:p text:style-name="P47">2.2.2 Eigenschaften<text:tab/>4</text:p>
          <text:p text:style-name="P47">2.2.3 Vorteile<text:tab/>4</text:p>
          <text:p text:style-name="P47">2.2.4 Nachteile<text:tab/>4</text:p>
          <text:p text:style-name="P47">2.2.5 Fazit<text:tab/>4</text:p>
          <text:p text:style-name="P46">2.3 Vergleich<text:tab/>5</text:p>
          <text:p text:style-name="P42">3 Ablauf<text:tab/>6</text:p>
          <text:p text:style-name="P47">2.1.1 Registrierung<text:tab/>6</text:p>
          <text:p text:style-name="P47">2.1.2 Login/Anmeldung<text:tab/>6</text:p>
          <text:p text:style-name="P47">2.1.3 Spieleübersicht<text:tab/>6</text:p>
          <text:p text:style-name="P47">2.1.4 Spielansicht<text:tab/>6</text:p>
          <text:p text:style-name="P47">2.1.5 Statistikansicht<text:tab/>6</text:p>
          <text:p text:style-name="P47">2.1.6 Allgemeines Aktivitätsdiagramm<text:tab/>6</text:p>
          <text:p text:style-name="P42">4 Programm<text:tab/>7</text:p>
          <text:p text:style-name="P46">4.1 Hauptmenü<text:tab/>7</text:p>
          <text:p text:style-name="P46">4.2 Spiele<text:tab/>7</text:p>
          <text:p text:style-name="P47">4.2.1 Zu pflegende Eigenschaften<text:tab/>7</text:p>
          <text:p text:style-name="P46">4.3 Ergebnisse<text:tab/>7</text:p>
          <text:p text:style-name="P47">4.2.1 Zu pflegende Eigenschaften<text:tab/>7</text:p>
          <text:p text:style-name="P46">4.4 whatever<text:tab/>7</text:p>
          <text:p text:style-name="P47">4.2.1 Zu pflegende Eigenschaften<text:tab/>7</text:p>
          <text:p text:style-name="P42">5 Quellen<text:tab/>8</text:p>
          <text:p text:style-name="P46">5.1 Bootstrap<text:tab/>8</text:p>
          <text:p text:style-name="P46">5.2 Semantic UI<text:tab/>8</text:p>
        </text:index-body>
      </text:table-of-content>
      <text:p text:style-name="Standard"/>
      <text:h text:style-name="P25" text:outline-level="1">1 Einleitung</text:h>
      <text:p text:style-name="P13">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26" text:outline-level="1">2 Frameworks</text:h>
      <text:h text:style-name="P20" text:outline-level="2">2.1 <text:span text:style-name="T11">Bootstrap</text:span></text:h>
      <text:h text:style-name="P43" text:outline-level="3">2.1.1 Einleitung</text:h>
      <text:p text:style-name="P10">Bootstrap wurde von Twitter entwickelt und war gedacht, <text:span text:style-name="T14">um</text:span> die eigene aufwändige Oberflächenentwicklung zu erleichtern. Ursprünglich als internes Werkzeug gedacht wurde das Potential von Bootstrap später erkannt und 2011 als Open-Source-Projekt der Öffentlichkeit geteilt.</text:p>
      <text:h text:style-name="P43" text:outline-level="3">2.1.2 Eigenschaften</text:h>
      <text:p text:style-name="P16"><text:span text:style-name="T4">Bootstrap </text:span><text:span text:style-name="T5">lässt sich über eine spezielle „Customize“-Option verändern, um für das eigene Projekt nur die benötigten Komponenten anzuwählen und diverse Werte (z.B. Schriftgröße, -farbe, Breite der Gridspalten) an die eigenen Bedürfnisse anzupassen. </text:span><text:span text:style-name="T6">Letzteres wird dadurch erleichtert, indem der LESS CSS-Compiler verwendet wird, der Styles als Variablen repräsentiert.</text:span></text:p>
      <text:h text:style-name="P43" text:outline-level="3">2.1.3 Vorteile</text:h>
      <text:list xml:id="list4076434805300768126" text:style-name="L1">
        <text:list-item>
          <text:p text:style-name="P28">Boostrap beinhaltet <text:span text:style-name="T15">wiederverwendbare</text:span> Komponenten wie z.B. Buttons <text:span text:style-name="T15">oder</text:span> <text:span text:style-name="T13">Navigationselemente</text:span></text:p>
        </text:list-item>
        <text:list-item>
          <text:p text:style-name="P28">Bootstrap beinhaltet jQuery-Plugins für Menüs, <text:span text:style-name="T15">Tooltips</text:span>, etc.</text:p>
        </text:list-item>
        <text:list-item>
          <text:p text:style-name="P28">Bootstrap arbeitet mit dem 9<text:span text:style-name="T19">4</text:span>0 Grid System (12 Spalten)</text:p>
        </text:list-item>
        <text:list-item>
          <text:p text:style-name="P28">Bootstrap ist mit fast allen neuen Browser kompatibel.</text:p>
        </text:list-item>
        <text:list-item>
          <text:p text:style-name="P29">Bootstrap gewährleistet ein einheitliches Erscheinungsbild unabhängig vom Endgerät.</text:p>
        </text:list-item>
        <text:list-item>
          <text:p text:style-name="P30">Bootstrap kann mit zahlreichen Erweiterungen ausgebaut werden (z.B. für Wordpress oder Facebook Applikationen)</text:p>
        </text:list-item>
      </text:list>
      <text:h text:style-name="P43" text:outline-level="3">2.1.4 Nachteile</text:h>
      <text:list xml:id="list5839738895172373640" text:style-name="L2">
        <text:list-item>
          <text:p text:style-name="P32">Keine Klassen für mehrschichtige Menüs vorhanden</text:p>
        </text:list-item>
        <text:list-item>
          <text:p text:style-name="P32">Die oben genannten jQuery-Plugins sind sehr basic.</text:p>
        </text:list-item>
        <text:list-item>
          <text:p text:style-name="P32"><text:span text:style-name="T18">Bei zuviel Spielerrei können </text:span>Schönheitsfehler <text:span text:style-name="T18">entstehen </text:span>(<text:span text:style-name="T18">z.B. </text:span>Formulare verschoben)</text:p>
        </text:list-item>
        <text:list-item>
          <text:p text:style-name="P31">Das Grid System ist relaitiv groß was sich negativ auf die Ladezeit der Webseite auswirkt</text:p>
        </text:list-item>
      </text:list>
      <text:h text:style-name="P43" text:outline-level="3">2.1.5 Fazit</text:h>
      <text:p text:style-name="Text_20_body"><text:span text:style-name="T7">//</text:span><text:span text:style-name="T8">TODO unfertig</text:span></text:p>
      <text:p text:style-name="P2">Wichtig für uns ist, dass es eine Yii2 Erweiterung für Bootstrap existiert.</text:p>
      <text:h text:style-name="P23" text:outline-level="2">2.2 <text:span text:style-name="T14">Semantic UI</text:span></text:h>
      <text:h text:style-name="P43" text:outline-level="3">2.2.1 Einleitung</text:h>
      <text:p text:style-name="P11">Semantik UI ist ein sehr modernes Framework, und wurde im September 2013 von der Semantic Organsiation veröffentlicht. Dieses Framework ist relativ neu, und dennnoch mit 8,5 tausend auf GitHub.</text:p>
      <text:h text:style-name="P43" text:outline-level="3">2.2.2 Eigenschaften</text:h>
      <text:p text:style-name="P3">Das besondere an diesem Framework ist, das für alle Gestaltungselemente semantische CSS-Klassen verwendet werden. Als Stylesheet-Sprache wird Lese verwendet.<text:line-break/>Das Framework besitzt ein 16-spaltiges Layout-Raster, und bietet einzige Gestaltungselemente wie Stern-Bewertung, die andere Front-End-Frameworks nicht haben.<text:line-break/>Wörter und Klassen werden als austauschbare Begriffe behandelt. Konzeptionell verknüpft man intuitivKlassen als Wortfolge.</text:p>
      <text:h text:style-name="P43" text:outline-level="3">2.2.3 Vorteile</text:h>
      <text:list xml:id="list2713360570173932177" text:style-name="L3">
        <text:list-item>
          <text:p text:style-name="P33">Layoutmuster können vom Code abgeleitet werden.</text:p>
        </text:list-item>
        <text:list-item>
          <text:p text:style-name="P33">Die Klassen sind leicht verständlich gehalten.</text:p>
        </text:list-item>
        <text:list-item>
          <text:p text:style-name="P33">Lesbar und Verständlich</text:p>
        </text:list-item>
        <text:list-item>
          <text:p text:style-name="P33"><text:span text:style-name="T20">K</text:span>eine starre Syntax</text:p>
        </text:list-item>
        <text:list-item>
          <text:p text:style-name="P33">800 Forke auf Github</text:p>
        </text:list-item>
      </text:list>
      <text:h text:style-name="P43" text:outline-level="3">2.2.4 Nachteile</text:h>
      <text:list xml:id="list5204716728463962774" text:style-name="L4">
        <text:list-item>
          <text:p text:style-name="P34">Höherer Schreibaufwand</text:p>
        </text:list-item>
        <text:list-item>
          <text:p text:style-name="P35">Ist noch nicht so gut ausgereift</text:p>
        </text:list-item>
        <text:list-item>
          <text:p text:style-name="P35">Wird noch nicht so lange in der Praxis eingesetzt</text:p>
        </text:list-item>
      </text:list>
      <text:h text:style-name="P43" text:outline-level="3">2.2.5 Fazit</text:h>
      <text:p text:style-name="P3">Es ist in schönes Framework um schöne, ansprechende Layouts mit verständlich geschriebenem HTML zu gestallten. Für Semantik UI giebt es eine yii2-Erweiterung.</text:p>
      <text:h text:style-name="P24" text:outline-level="2">2.<text:span text:style-name="T15">3</text:span> <text:span text:style-name="T15">Vergleich</text:span></text:h>
      <text:h text:style-name="P27" text:outline-level="1">3 Ablauf</text:h>
      <text:p text:style-name="P12">&lt;Ablaufdiagramm&gt;</text:p>
      <text:h text:style-name="Heading_20_3" text:outline-level="3"><text:span text:style-name="T7">2.1.1 </text:span><text:span text:style-name="T9">Regist</text:span><text:span text:style-name="T10">rierung</text:span></text:h>
      <text:p text:style-name="P41">Die Registrierung der Nutzer (Schüler) <text:span text:style-name="T27">und Eltern</text:span> darf nur vom <text:s/>Leiter (Lehrer) durchgeführt werden. <text:span text:style-name="T28">Der Nutzername ist eindeutig und besteht aus Vor- und Nachnamen des Nutzers und dem Schuljahr (z.B. maxmustermann16 im Schuljahr 2016).</text:span></text:p>
      <text:h text:style-name="P43" text:outline-level="3">2.1.2 <text:span text:style-name="T21">Login/Anmeldung</text:span></text:h>
      <text:p text:style-name="P4">Nachdem ein Nutzer registriert wurde, kann er sich mit seinem <text:span text:style-name="T24">Benutzern</text:span>amen anmelden <text:span text:style-name="T24">und aus den Aufgabengruppen und -typen eine auswählen. Im Falle eines Leiters oder eines Eltern kann die <text:s text:c="2"/>Statistikansicht aufgerufen werden.</text:span></text:p>
      <text:h text:style-name="P43" text:outline-level="3">2.1.3 <text:span text:style-name="T24">Spieleübersicht</text:span></text:h>
      <text:p text:style-name="P5">Der Nutzer sieht eine Übersicht aller vorhandenen Spiele. Hierbei werden die abgeschlossenen und angefangenen Spiele visuell hervorgehoben. Für die abgeschlossenen Spiele erhält der Spieler eine Belohnung. </text:p>
      <text:h text:style-name="P43" text:outline-level="3">2.1.4 <text:span text:style-name="T24">Spielansicht</text:span></text:h>
      <text:p text:style-name="P6">Der Spieler sieht die aktuelle Aufgabe des gewählten Spiels, <text:span text:style-name="T25">inklusive Beschreibung, Aufgabenstellung und Hilfestellung</text:span>. Zusätzlich hat er eine Fortschrittsanzeige im aktuell gewählten Spiel <text:s/>(z.B. <text:span text:style-name="T25">Fortschritt: 3</text:span> von 10). Außerdem hat er <text:span text:style-name="T26">jederzeit </text:span>die Möglichkeit auf die Spielübersicht zurück zu kehren.</text:p>
      <text:h text:style-name="P43" text:outline-level="3">2.1.5 <text:span text:style-name="T24">Statistikansicht</text:span></text:h>
      <text:p text:style-name="P37">Es gibt jeweils für Eltern und <text:span text:style-name="T26">Leiter</text:span> eine Statistikübersicht. <text:span text:style-name="T26">Leiter können sich für jeden Schüler eine detailierte Fortschrittsanzeige anzeigen lassen, in der folgendende Informationen stehen:</text:span></text:p>
      <text:list xml:id="list7262608974873987948" text:style-name="L6">
        <text:list-item>
          <text:p text:style-name="P38">Allgemeiner Fortschritt</text:p>
        </text:list-item>
        <text:list-item>
          <text:p text:style-name="P38">Fortschritt in einem Spiel</text:p>
        </text:list-item>
        <text:list-item>
          <text:p text:style-name="P38">Benötigte Zeit pro Aufgabe</text:p>
        </text:list-item>
        <text:list-item>
          <text:p text:style-name="P38">Anzahl Fehlversuche pro Aufgabe</text:p>
        </text:list-item>
      </text:list>
      <text:p text:style-name="P39">Eltern haben die selbe Übersicht, allerdings nur für ihr eigenes Kind/ihre eigenen Kinder.</text:p>
      <text:h text:style-name="P44" text:outline-level="3">2.1.<text:span text:style-name="T24">6</text:span> Allgemeines Aktivitätsdiagramm</text:h>
      <text:p text:style-name="P8">bla</text:p>
      <text:h text:style-name="P27" text:outline-level="1">4 Programm</text:h>
      <text:h text:style-name="P19" text:outline-level="2">4.1 Hauptmenü</text:h>
      <text:p text:style-name="P9">&lt;Use Case&gt;</text:p>
      <text:h text:style-name="P19" text:outline-level="2">4.2 Spiele</text:h>
      <text:p text:style-name="P9">&lt;Use Case&gt;</text:p>
      <text:h text:style-name="P43" text:outline-level="3">4.2.1 Zu pflegende Eigenschaften</text:h>
      <text:p text:style-name="P9">blabla:</text:p>
      <text:list xml:id="list7150910303134588897" text:style-name="L5">
        <text:list-item>
          <text:p text:style-name="P40">lorem</text:p>
        </text:list-item>
        <text:list-item>
          <text:p text:style-name="P40">ipsum</text:p>
        </text:list-item>
        <text:list-item>
          <text:p text:style-name="P40">dolor</text:p>
        </text:list-item>
      </text:list>
      <text:p text:style-name="P9">&lt;Use Case&gt;</text:p>
      <text:h text:style-name="P19" text:outline-level="2">4.3 Ergebnisse</text:h>
      <text:p text:style-name="P12">&lt;Use Case&gt;</text:p>
      <text:h text:style-name="P43" text:outline-level="3">4.2.1 Zu pflegende Eigenschaften</text:h>
      <text:p text:style-name="P9">blabla:</text:p>
      <text:list xml:id="list103917419990012" text:continue-numbering="true" text:style-name="L5">
        <text:list-item>
          <text:p text:style-name="P40">lorem</text:p>
        </text:list-item>
        <text:list-item>
          <text:p text:style-name="P40">ipsum</text:p>
        </text:list-item>
        <text:list-item>
          <text:p text:style-name="P40">dolor</text:p>
        </text:list-item>
      </text:list>
      <text:p text:style-name="P9">&lt;Use Case&gt;</text:p>
      <text:h text:style-name="P21" text:outline-level="2">4.4 whatever</text:h>
      <text:p text:style-name="P12">&lt;Use Case&gt;</text:p>
      <text:h text:style-name="P45" text:outline-level="3">4.2.1 Zu pflegende Eigenschaften</text:h>
      <text:p text:style-name="P9">blabla:</text:p>
      <text:list xml:id="list103915931120277" text:continue-numbering="true" text:style-name="L5">
        <text:list-item>
          <text:p text:style-name="P40">lorem</text:p>
        </text:list-item>
        <text:list-item>
          <text:p text:style-name="P40">ipsum</text:p>
        </text:list-item>
        <text:list-item>
          <text:p text:style-name="P36">dolor</text:p>
        </text:list-item>
      </text:list>
      <text:p text:style-name="P7">&lt;Use Case&gt;</text:p>
      <text:h text:style-name="P27" text:outline-level="1">5 Quellen</text:h>
      <text:h text:style-name="P19" text:outline-level="2"><text:span text:style-name="T11">5.</text:span><text:span text:style-name="T12">1</text:span><text:span text:style-name="T11"> Bootstrap</text:span></text:h>
      <text:p text:style-name="P14"><text:a xlink:type="simple" xlink:href="http://getbootstrap.com/" text:style-name="Internet_20_link" text:visited-style-name="Visited_20_Internet_20_Link">http://getbootstrap.com/</text:a></text:p>
      <text:p text:style-name="P1"><text:a xlink:type="simple" xlink:href="http://tutorialbox.de/2013/01/bootstrap-10-gute-gruende-fuer-das-open-source-framework-von-twitter/" text:style-name="Internet_20_link" text:visited-style-name="Visited_20_Internet_20_Link">http://tutorialbox.de/2013/01/bootstrap-10-gute-gruende-fuer-das-open-source-framework-von-twitter/</text:a></text:p>
      <text:p text:style-name="P1"><text:a xlink:type="simple" xlink:href="https://de.wikipedia.org/wiki/Bootstrap_%28Framework%29" text:style-name="Internet_20_link" text:visited-style-name="Visited_20_Internet_20_Link">https://de.wikipedia.org/wiki/Bootstrap_%28Framework%29</text:a></text:p>
      <text:p text:style-name="P15"><text:a xlink:type="simple" xlink:href="https://www.feenders.de/ratgeber/experten/646-reagierendes-design-webseiten-zukunftssicher-erstellen.html" text:style-name="Internet_20_link" text:visited-style-name="Visited_20_Internet_20_Link">https://www.feenders.de/ratgeber/experten/646-reagierendes-design-webseiten-zukunftssicher-erstellen.html</text:a></text:p>
      <text:p text:style-name="P17"><text:a xlink:type="simple" xlink:href="http://webresourcesdepot.com/20-beautiful-resources-that-complement-twitter-bootstrap/" text:style-name="Internet_20_link" text:visited-style-name="Visited_20_Internet_20_Link"><text:span text:style-name="T1">http://webresourcesdepot.com/20-beautiful-resources-that-complement-twitter-bootstrap/</text:span></text:a></text:p>
      <text:h text:style-name="P22" text:outline-level="2"><text:span text:style-name="T2">5.2 </text:span><text:span text:style-name="T3">Semantic UI</text:span></text:h>
      <text:p text:style-name="P15"><text:a xlink:type="simple" xlink:href="http://semantic-ui.com/" text:style-name="Internet_20_link" text:visited-style-name="Visited_20_Internet_20_Link"><text:span text:style-name="T16">http://</text:span></text:a><text:a xlink:type="simple" xlink:href="http://semantic-ui.com/" text:style-name="Internet_20_link" text:visited-style-name="Visited_20_Internet_20_Link"><text:span text:style-name="T17">semantic-ui</text:span></text:a><text:a xlink:type="simple" xlink:href="http://semantic-ui.com/" text:style-name="Internet_20_link" text:visited-style-name="Visited_20_Internet_20_Link"><text:span text:style-name="T16">.com/</text:span></text:a></text:p>
      <text:p text:style-name="P18">http://nodecode.de/open-source-css-frameworks</text:p>
      <text:p text:style-name="P18">https://blog.concept2go.de/semantic-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8M12S</meta:editing-duration>
    <meta:editing-cycles>19</meta:editing-cycles>
    <meta:generator>LibreOffice/5.0.5.2$Windows_x86 LibreOffice_project/55b006a02d247b5f7215fc6ea0fde844b30035b3</meta:generator>
    <dc:date>2016-05-12T10:39:15.355000000</dc:date>
    <meta:document-statistic meta:table-count="0" meta:image-count="0" meta:object-count="0" meta:page-count="8" meta:paragraph-count="132" meta:word-count="807" meta:character-count="6037" meta:non-whitespace-character-count="5388"/>
    <meta:user-defined meta:name="Info 1"/>
    <meta:user-defined meta:name="Info 2"/>
    <meta:user-defined meta:name="Info 3"/>
    <meta:user-defined meta:name="Info 4"/>
  </office:meta>
</office:document-meta>
</file>